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611" officeooo:paragraph-rsid="001e2611"/>
    </style:style>
    <style:style style:name="P2" style:family="paragraph" style:parent-style-name="Standard">
      <style:text-properties officeooo:rsid="001f9d85" officeooo:paragraph-rsid="001f9d85"/>
    </style:style>
    <style:style style:name="T1" style:family="text">
      <style:text-properties officeooo:rsid="0020cb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home/g/guillaumes/repos/cs112S2015/cs112S2015-guillaumes2/labs/lab6/SortingBenchmark/lib/profiler.jar:/home/g/guillaumes/repos/cs112S2015/cs112S2015-guillaumes2/labs/lab6/SortingBenchmark/lib/bailey.jar:/home/g/guillaumes/repos/cs112S2015/cs112S2015-guillaumes2/labs/lab6/SortingBenchmark/bin:. </text:p>
      <text:p text:style-name="P1"/>
      <text:p text:style-name="P1"/>
      <text:p text:style-name="P1"/>
      <text:p text:style-name="P2"><text:s/>java edu.allegheny.sort.SortingExperiment verbos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4:56:17.119974733</meta:creation-date>
    <dc:date>2015-03-03T23:08:07.652162280</dc:date>
    <meta:editing-duration>PT40M17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4" meta:character-count="346" meta:non-whitespace-character-count="342"/>
  </office:meta>
</office:document-meta>
</file>